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4.226cm"/>
    </style:style>
    <style:style style:name="Table2.B" style:family="table-column">
      <style:table-column-properties style:column-width="4.972cm"/>
    </style:style>
    <style:style style:name="Table2.C" style:family="table-column">
      <style:table-column-properties style:column-width="7.802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officeooo:paragraph-rsid="000d323e"/>
    </style:style>
    <style:style style:name="P5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3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10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94a3b8" loext:opacity="100%" style:font-name="Arial" fo:font-size="10.5pt" fo:letter-spacing="normal" fo:font-style="normal" fo:font-weight="bold" officeooo:rsid="000b5b68" loext:padding="0.049cm" loext:border="0.06pt solid #000000"/>
    </style:style>
    <style:style style:name="T4" style:family="text">
      <style:text-properties fo:font-variant="normal" fo:text-transform="none" fo:color="#94a3b8" loext:opacity="100%" style:font-name="Arial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0b5b68" style:font-weight-asian="normal" style:font-weight-complex="normal"/>
    </style:style>
    <style:style style:name="T6" style:family="text">
      <style:text-properties fo:font-variant="normal" fo:text-transform="none" fo:color="#94a3b8" loext:opacity="100%" style:font-name="Arial" fo:font-size="10.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0b5b68"/>
    </style:style>
    <style:style style:name="T8" style:family="text">
      <style:text-properties fo:font-variant="normal" fo:text-transform="none" fo:color="#94a3b8" loext:opacity="100%" style:font-name="Arial" fo:font-size="10.5pt" fo:letter-spacing="normal" fo:font-style="normal" fo:font-weight="bold" officeooo:rsid="000b5b68" style:font-weight-asian="bold" style:font-weight-complex="bold"/>
    </style:style>
    <style:style style:name="T9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0b5b68" style:font-weight-asian="normal" style:font-weight-complex="normal" loext:padding="0.049cm" loext:border="0.06pt solid #000000"/>
    </style:style>
    <style:style style:name="T10" style:family="text">
      <style:text-properties fo:font-variant="normal" fo:text-transform="none" fo:color="#94a3b8" loext:opacity="100%" style:font-name="Arial" fo:font-size="10.5pt" fo:letter-spacing="normal" fo:font-style="normal" fo:font-weight="normal" style:font-weight-asian="normal" style:font-weight-complex="normal" loext:padding="0.049cm" loext:border="0.06pt solid #000000"/>
    </style:style>
    <style:style style:name="T11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0d393b"/>
    </style:style>
    <style:style style:name="T12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09e761"/>
    </style:style>
    <style:style style:name="T13" style:family="text">
      <style:text-properties fo:color="#94a3b8" loext:opacity="100%" style:font-name="Arial" fo:font-size="10.5pt"/>
    </style:style>
    <style:style style:name="T14" style:family="text">
      <style:text-properties fo:color="#94a3b8" loext:opacity="100%" style:font-name="Arial" fo:font-size="10.5pt" fo:font-weight="normal" style:font-weight-asian="normal" style:font-weight-complex="normal"/>
    </style:style>
    <style:style style:name="T15" style:family="text">
      <style:text-properties officeooo:rsid="0010f8bc"/>
    </style:style>
    <style:style style:name="T16" style:family="text">
      <style:text-properties fo:font-variant="normal" fo:text-transform="none" fo:color="#94a3b8" loext:opacity="100%" style:font-name="Arial" fo:font-size="10.5pt" fo:letter-spacing="normal" fo:font-style="normal" fo:font-weight="bold" officeooo:rsid="0010f8bc" loext:padding="0.049cm" loext:border="0.06pt solid #000000"/>
    </style:style>
    <style:style style:name="T17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10f8bc"/>
    </style:style>
    <style:style style:name="T18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1176ff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re Concepts and Structure</text:h>
      <text:list text:style-name="L1">
        <text:list-header>
          <text:p text:style-name="P2"><text:span text:style-name="Strong_20_Emphasis"><text:span text:style-name="T1">Azure Security Center (ASC)</text:span></text:span></text:p>
          <text:list>
            <text:list-item>
              <text:p text:style-name="P2"><text:span text:style-name="T2">Primarily </text:span><text:span text:style-name="Strong_20_Emphasis"><text:span text:style-name="T1">proactive</text:span></text:span><text:span text:style-name="T2">, focusing on </text:span><text:span text:style-name="Strong_20_Emphasis"><text:span text:style-name="T1">assessment, compliance, and remediation</text:span></text:span><text:span text:style-name="T2">.</text:span></text:p>
            </text:list-item>
            <text:list-item>
              <text:p text:style-name="P2"><text:span text:style-name="T2">Powered largely by </text:span><text:span text:style-name="Strong_20_Emphasis"><text:span text:style-name="T1">Azure Policy</text:span></text:span><text:span text:style-name="T2">, which audits configurations and enforces compliance initiatives.</text:span></text:p>
            </text:list-item>
            <text:list-item>
              <text:p text:style-name="P2"><text:span text:style-name="T2">Uses </text:span><text:span text:style-name="Strong_20_Emphasis"><text:span text:style-name="T1">Log Analytics Workspace</text:span></text:span><text:span text:style-name="T2"> mainly for Virtual Machine (VM) agent data and alerts.</text:span></text:p>
            </text:list-item>
            <text:list-item>
              <text:p text:style-name="P2"><text:span text:style-name="T2">Provides a </text:span><text:span text:style-name="Strong_20_Emphasis"><text:span text:style-name="T1">Secure Score</text:span></text:span><text:span text:style-name="T2"> to measure compliance against the </text:span><text:span text:style-name="Strong_20_Emphasis"><text:span text:style-name="T1">Azure Security Benchmar</text:span></text:span><text:span text:style-name="Strong_20_Emphasis"><text:span text:style-name="T3">k </text:span></text:span><text:span text:style-name="Strong_20_Emphasis"><text:span text:style-name="T2">– AS Benchmark is </text:span></text:span><text:span text:style-name="T2">Microsoft’s set of best practices and controls for securing Azure services, aligned with industry standards (CIS, NIST, etc.). Provides a baseline security framework for Azure resources. The Azure Security Benchmark </text:span><text:span text:style-name="T4">initiative </text:span><text:span text:style-name="T5">(</text:span><text:span text:style-name="T6">A collection of Azure Policy definitions</text:span><text:span text:style-name="T5">) </text:span><text:span text:style-name="T2">bundles dozens of policies covering identity, networking, data protection, logging, etc. <text:s/>The act of applying a policy or initiative to a specific scope (subscription, resource group, or resource) </text:span><text:span text:style-name="T7">is called </text:span><text:span text:style-name="T8">Assignment. Policies </text:span><text:span text:style-name="T5">are Individual rules that evaluate resources for compliance.</text:span></text:p>
            </text:list-item>
            <text:list-item>
              <text:p text:style-name="P2"><text:span text:style-name="T2">Includes </text:span><text:span text:style-name="Strong_20_Emphasis"><text:span text:style-name="T1">recommendations </text:span></text:span><text:span text:style-name="Strong_20_Emphasis"><text:span text:style-name="T9">(</text:span></text:span><text:span text:style-name="Strong_20_Emphasis"><text:span text:style-name="T10">Security improvement suggestions</text:span></text:span><text:span text:style-name="Strong_20_Emphasis"><text:span text:style-name="T9">)</text:span></text:span><text:span text:style-name="T2"> with priority points and </text:span><text:span text:style-name="Strong_20_Emphasis"><text:span text:style-name="T1">quick fixes </text:span></text:span><text:span text:style-name="Strong_20_Emphasis"><text:span text:style-name="T9">(One‑click remediation actions)</text:span></text:span><text:span text:style-name="T2"> for automatic remediation.</text:span></text:p>
            </text:list-item>
            <text:list-item>
              <text:p text:style-name="P2"><text:span text:style-name="T2">Supports </text:span><text:span text:style-name="Strong_20_Emphasis"><text:span text:style-name="T1">exemptions</text:span></text:span><text:span text:style-name="T2"> to waive certain recommendations with documented reasons.</text:span></text:p>
            </text:list-item>
            <text:list-item>
              <text:p text:style-name="P2"><text:span text:style-name="T2">Features </text:span><text:span text:style-name="Strong_20_Emphasis"><text:span text:style-name="T1">workflow automations</text:span></text:span><text:span text:style-name="T2"> leveraging </text:span><text:span text:style-name="Strong_20_Emphasis"><text:span text:style-name="T1">Logic Apps</text:span></text:span><text:span text:style-name="T2"> for custom </text:span><text:span text:style-name="T7">automated </text:span><text:span text:style-name="T2">responses to alerts or compliance changes. Trigger</text:span><text:span text:style-name="T7">s</text:span><text:span text:style-name="T2"> actions like sending notifications, creating tickets, or running remediation scripts.</text:span></text:p>
            </text:list-item>
            <text:list-item>
              <text:p text:style-name="P2"><text:span text:style-name="T2">Has a </text:span><text:span text:style-name="Strong_20_Emphasis"><text:span text:style-name="T1">free tier</text:span></text:span><text:span text:style-name="T2"> that includes continuous assessment and recommendations.</text:span></text:p>
            </text:list-item>
          </text:list>
          <text:p text:style-name="P2"><text:span text:style-name="Strong_20_Emphasis"><text:span text:style-name="T1">Azure Defender</text:span></text:span><text:span text:style-name="T2"> (formerly the “Standard” tier of ASC)</text:span></text:p>
          <text:list text:continue-numbering="true">
            <text:list-item>
              <text:p text:style-name="P2"><text:span text:style-name="T2">A </text:span><text:span text:style-name="T11">paid</text:span><text:span text:style-name="T2"> </text:span><text:span text:style-name="Strong_20_Emphasis"><text:span text:style-name="T1">add-on</text:span></text:span><text:span text:style-name="T2"> to ASC providing </text:span><text:span text:style-name="Strong_20_Emphasis"><text:span text:style-name="T1">advanced protection and threat detection</text:span></text:span><text:span text:style-name="T2">.</text:span></text:p>
            </text:list-item>
            <text:list-item>
              <text:p text:style-name="P3">Covers multiple Azure resources: VMs, SQL, App Services, Kubernetes, Key Vault, DNS, IoT, etc.</text:p>
            </text:list-item>
            <text:list-item>
              <text:p text:style-name="P4"><text:span text:style-name="T2">Offers capabilities like </text:span><text:span text:style-name="Strong_20_Emphasis"><text:span text:style-name="T1">Just-in-Time (JIT) VM Access</text:span></text:span><text:span text:style-name="T2">, </text:span><text:span text:style-name="Strong_20_Emphasis"><text:span text:style-name="T1">Adaptive Application Control</text:span></text:span><text:span text:style-name="T2">, </text:span><text:span text:style-name="Strong_20_Emphasis"><text:span text:style-name="T1">Container Image Scanning</text:span></text:span><text:span text:style-name="T2">, </text:span><text:span text:style-name="Strong_20_Emphasis"><text:span text:style-name="T1">Network Hardening</text:span></text:span><text:span text:style-name="T2">, </text:span><text:span text:style-name="Strong_20_Emphasis"><text:span text:style-name="T1">SQL Vulnerability Assessment</text:span></text:span><text:span text:style-name="T2">, and </text:span><text:span text:style-name="Strong_20_Emphasis"><text:span text:style-name="T1">File Integrity </text:span></text:span></text:p>
              <text:p text:style-name="P4"><text:span text:style-name="Strong_20_Emphasis"><text:span text:style-name="T1"/></text:span></text:p>
              <text:p text:style-name="P4"><text:span text:style-name="Strong_20_Emphasis"><text:span text:style-name="T1">Monitoring</text:span></text:span><text:span text:style-name="T2">.</text:span></text:p>
            </text:list-item>
            <text:list-item>
              <text:p text:style-name="P3">Charges apply based on the type and number of protected resources.</text:p>
            </text:list-item>
            <text:list-item>
              <text:p text:style-name="P2"><text:span text:style-name="T2">Generates </text:span><text:span text:style-name="Strong_20_Emphasis"><text:span text:style-name="T1">security alerts</text:span></text:span><text:span text:style-name="T2"> that are not available in the ASC free tier.</text:span></text:p>
              <text:p text:style-name="P3"/>
            </text:list-item>
          </text:list>
          <text:p text:style-name="P2"><text:soft-page-break/><text:span text:style-name="Strong_20_Emphasis"><text:span text:style-name="T1">Azure Sentinel</text:span></text:span></text:p>
          <text:list text:continue-numbering="true">
            <text:list-item>
              <text:p text:style-name="P2"><text:span text:style-name="T12">Primarily reactive. </text:span><text:span text:style-name="T2">A </text:span><text:span text:style-name="Strong_20_Emphasis"><text:span text:style-name="T12">cloud-native </text:span></text:span><text:span text:style-name="Strong_20_Emphasis"><text:span text:style-name="T13">Security Information and Event Management </text:span></text:span><text:span text:style-name="Strong_20_Emphasis"><text:span text:style-name="T14">(SIEM)</text:span></text:span><text:span text:style-name="T13"> </text:span><text:span text:style-name="T2">and </text:span><text:span text:style-name="T4">Security Orchestration Automated Response</text:span><text:span text:style-name="T2"> (SOAR) solution. </text:span></text:p>
            </text:list-item>
            <text:list-item>
              <text:p text:style-name="P3"><text:span text:style-name="T15">SIEM </text:span>Example: Detecting unusual sign‑in attempts across Azure AD and correlating them with firewall logs. <text:span text:style-name="T15">SOAR </text:span>Example: Automatically disabling a compromised account and notifying the SOC team when a high‑severity alert is raised.</text:p>
            </text:list-item>
            <text:list-item>
              <text:p text:style-name="P2"><text:span text:style-name="T2">Built on top of </text:span><text:span text:style-name="Strong_20_Emphasis"><text:span text:style-name="T1">Log Analytics Workspace</text:span></text:span><text:span text:style-name="T2">.</text:span></text:p>
            </text:list-item>
            <text:list-item>
              <text:p text:style-name="P2"><text:span text:style-name="T2">Aggregates data from a very broad range of sources using </text:span><text:span text:style-name="Strong_20_Emphasis"><text:span text:style-name="T1">94+ </text:span></text:span><text:span text:style-name="Strong_20_Emphasis"><text:span text:style-name="T16">data </text:span></text:span><text:span text:style-name="Strong_20_Emphasis"><text:span text:style-name="T1">connectors</text:span></text:span><text:span text:style-name="T2"> (Pre‑built integrations that bring data into Sentinel, </text:span><text:span text:style-name="T17">like from </text:span><text:span text:style-name="T2">Azure, AWS, on-premises, third-party solutions), </text:span><text:span text:style-name="T17">into the log analytics workspace for analysis.</text:span></text:p>
            </text:list-item>
            <text:list-item>
              <text:p text:style-name="P2"><text:span text:style-name="T2">Focuses on </text:span><text:span text:style-name="Strong_20_Emphasis"><text:span text:style-name="T1">detection, investigation, response, and recovery </text:span></text:span><text:span text:style-name="Strong_20_Emphasis"><text:span text:style-name="T16">after an attack</text:span></text:span><text:span text:style-name="T2">.</text:span></text:p>
            </text:list-item>
            <text:list-item>
              <text:p text:style-name="P2"><text:span text:style-name="T2">Uses </text:span><text:span text:style-name="Strong_20_Emphasis"><text:span text:style-name="T1">Kusto Query Language (KQL)</text:span></text:span><text:span text:style-name="T2"> for analytics rules that generate alerts and incidents.</text:span></text:p>
            </text:list-item>
            <text:list-item>
              <text:p text:style-name="P2"><text:span text:style-name="T2">Supports </text:span><text:span text:style-name="Strong_20_Emphasis"><text:span text:style-name="T1">playbooks</text:span></text:span><text:span text:style-name="T2"> </text:span><text:span text:style-name="T18">(</text:span><text:span text:style-name="T2">Automated workflows built on Azure </text:span><text:span text:style-name="T18">L</text:span><text:span text:style-name="T2">ogic Apps) for automated incident response. Respond to alerts with predefined actions.</text:span></text:p>
            </text:list-item>
            <text:list-item>
              <text:p text:style-name="P2"><text:span text:style-name="T2">Provides </text:span><text:span text:style-name="Strong_20_Emphasis"><text:span text:style-name="T1">workbooks</text:span></text:span><text:span text:style-name="T2"> for customizable dashboards and visualizations.</text:span></text:p>
            </text:list-item>
            <text:list-item>
              <text:p text:style-name="P2"><text:span text:style-name="T2">Allows </text:span><text:span text:style-name="Strong_20_Emphasis"><text:span text:style-name="T1">hunting queries</text:span></text:span><text:span text:style-name="T2"> (proactive threat hunting </text:span><text:span text:style-name="T18">with KQL queries</text:span><text:span text:style-name="T2">) and </text:span><text:span text:style-name="Strong_20_Emphasis"><text:span text:style-name="T1">Jupyter Notebooks</text:span></text:span><text:span text:style-name="T2"> </text:span><text:span text:style-name="T18">(</text:span><text:span text:style-name="T2">for machine learning-based investigations </text:span><text:span text:style-name="T18">and combining KQL, python scripts, visualizations)</text:span><text:span text:style-name="T2">.</text:span></text:p>
            </text:list-item>
            <text:list-item>
              <text:p text:style-name="P2"><text:span text:style-name="T2">Integrates </text:span><text:span text:style-name="Strong_20_Emphasis"><text:span text:style-name="T1">threat intelligence feeds</text:span></text:span><text:span text:style-name="T2"> </text:span><text:span text:style-name="T18">(External or internal feeds of known malicious IPs, domains, file hashes) </text:span><text:span text:style-name="T2">for enriched detection.</text:span></text:p>
            </text:list-item>
            <text:list-item>
              <text:p text:style-name="P3">Pricing is based on data ingestion and retention.</text:p>
            </text:list-item>
          </text:list>
        </text:list-header>
      </text:list>
      <text:p text:style-name="Horizontal_20_Line"/>
      <text:h text:style-name="P5" text:outline-level="3">Azure Security Center: Detailed Features and Configuration</text:h>
      <text:list text:style-name="L2">
        <text:list-header>
          <text:p text:style-name="P6"><text:span text:style-name="Strong_20_Emphasis"><text:span text:style-name="T1">Secure Score &amp; Compliance</text:span></text:span></text:p>
          <text:list>
            <text:list-item>
              <text:p text:style-name="P7">Based on Azure Security Benchmark, replacing older default policies.</text:p>
            </text:list-item>
            <text:list-item>
              <text:p text:style-name="P7">Shows compliance per subscription and highlights missing controls.</text:p>
            </text:list-item>
            <text:list-item>
              <text:p text:style-name="P7">Recommendations scored by impact (e.g., MFA = 10 points, critical vulnerabilities high priority).</text:p>
            </text:list-item>
            <text:list-item>
              <text:p text:style-name="P6"><text:span text:style-name="T2">Quick fixes can </text:span><text:span text:style-name="Strong_20_Emphasis"><text:span text:style-name="T1">automatically remediate</text:span></text:span><text:span text:style-name="T2"> some issues using Azure Policy’s deploy-if-not-exists.</text:span></text:p>
            </text:list-item>
          </text:list>
          <text:p text:style-name="P6"><text:span text:style-name="Strong_20_Emphasis"><text:span text:style-name="T1">Exemptions</text:span></text:span></text:p>
          <text:list text:continue-numbering="true">
            <text:list-item>
              <text:p text:style-name="P7">Allows waiving recommendations on resources or subscriptions with a reason (mitigated elsewhere or accepted risk). Managed via Azure Policy exemption objects, marking resources as “not applicable.”</text:p>
            </text:list-item>
          </text:list>
          <text:p text:style-name="P6"><text:soft-page-break/><text:span text:style-name="Strong_20_Emphasis"><text:span text:style-name="T1">Workflow Automations</text:span></text:span></text:p>
          <text:list text:continue-numbering="true">
            <text:list-item>
              <text:p text:style-name="P6"><text:span text:style-name="T2">Can trigger </text:span><text:span text:style-name="Strong_20_Emphasis"><text:span text:style-name="T1">Logic Apps</text:span></text:span><text:span text:style-name="T2"> on events like alerts or compliance changes for automated processing or notifications.</text:span></text:p>
            </text:list-item>
          </text:list>
          <text:p text:style-name="P6"><text:span text:style-name="Strong_20_Emphasis"><text:span text:style-name="T1">Azure Defender Add-ons</text:span></text:span></text:p>
          <text:list text:continue-numbering="true">
            <text:list-item>
              <text:p text:style-name="P7">Provides deeper protection including:</text:p>
              <text:list>
                <text:list-item>
                  <text:p text:style-name="P6"><text:span text:style-name="Strong_20_Emphasis"><text:span text:style-name="T1">Just-in-Time VM Access</text:span></text:span><text:span text:style-name="T2">: Temporarily opens NSG ports for limited time and IP.</text:span></text:p>
                </text:list-item>
                <text:list-item>
                  <text:p text:style-name="P6"><text:span text:style-name="Strong_20_Emphasis"><text:span text:style-name="T1">Adaptive Application Control</text:span></text:span><text:span text:style-name="T2">: Machine learning-based whitelisting of processes.</text:span></text:p>
                </text:list-item>
                <text:list-item>
                  <text:p text:style-name="P6"><text:span text:style-name="Strong_20_Emphasis"><text:span text:style-name="T1">Container Image Scanning</text:span></text:span><text:span text:style-name="T2">: Vulnerability scanning of container registries using Qualys engine.</text:span></text:p>
                </text:list-item>
                <text:list-item>
                  <text:p text:style-name="P6"><text:span text:style-name="Strong_20_Emphasis"><text:span text:style-name="T1">Adaptive Network Hardening</text:span></text:span><text:span text:style-name="T2">: Recommends tightening unused NSG rules.</text:span></text:p>
                </text:list-item>
                <text:list-item>
                  <text:p text:style-name="P6"><text:span text:style-name="Strong_20_Emphasis"><text:span text:style-name="T1">SQL Vulnerability Assessment</text:span></text:span><text:span text:style-name="T2">, </text:span><text:span text:style-name="Strong_20_Emphasis"><text:span text:style-name="T1">File Integrity Monitoring</text:span></text:span><text:span text:style-name="T2">, </text:span><text:span text:style-name="Strong_20_Emphasis"><text:span text:style-name="T1">Network Map</text:span></text:span><text:span text:style-name="T2"> visualization, and IoT device monitoring.</text:span></text:p>
                </text:list-item>
              </text:list>
            </text:list-item>
          </text:list>
        </text:list-header>
      </text:list>
      <text:p text:style-name="Horizontal_20_Line"/>
      <text:h text:style-name="P5" text:outline-level="3">Azure Sentinel: Key Functionalities and Workflow</text:h>
      <text:list text:style-name="L3">
        <text:list-header>
          <text:p text:style-name="P8"><text:span text:style-name="Strong_20_Emphasis"><text:span text:style-name="T1">Data Collection</text:span></text:span></text:p>
          <text:list>
            <text:list-item>
              <text:p text:style-name="P8"><text:span text:style-name="T2">Uses </text:span><text:span text:style-name="Strong_20_Emphasis"><text:span text:style-name="T1">Log Analytics Workspace</text:span></text:span><text:span text:style-name="T2"> to ingest logs from diverse sources via connectors (Azure, AWS, on-prem, etc.). </text:span><text:span text:style-name="T2">Provides 94+ built-in connectors, extensible for custom sources.</text:span></text:p>
            </text:list-item>
          </text:list>
          <text:p text:style-name="P8"><text:span text:style-name="Strong_20_Emphasis"><text:span text:style-name="T1">Analytics and Detection</text:span></text:span></text:p>
          <text:list>
            <text:list-item>
              <text:p text:style-name="P8"><text:span text:style-name="T2">Uses </text:span><text:span text:style-name="Strong_20_Emphasis"><text:span text:style-name="T1">KQL-based analytics rules</text:span></text:span><text:span text:style-name="T2"> to detect suspicious behavior and generate alerts/incidents.</text:span></text:p>
            </text:list-item>
            <text:list-item>
              <text:p text:style-name="P9">Rules can be customized, grouped, and scheduled.</text:p>
            </text:list-item>
            <text:list-item>
              <text:p text:style-name="P9">Templates available for common use cases (e.g., MFA disabled, brute force attacks).</text:p>
            </text:list-item>
          </text:list>
          <text:p text:style-name="P8"><text:span text:style-name="Strong_20_Emphasis"><text:span text:style-name="T1">Automated Response</text:span></text:span></text:p>
          <text:list>
            <text:list-item>
              <text:p text:style-name="P8"><text:span text:style-name="Strong_20_Emphasis"><text:span text:style-name="T1">Playbooks</text:span></text:span><text:span text:style-name="T2"> built with Logic Apps automate responses (e.g., blocking users/IPs, closing incidents, sending emails).</text:span></text:p>
            </text:list-item>
            <text:list-item>
              <text:p text:style-name="P9">Playbooks can be deployed from a GitHub repository of community templates.</text:p>
            </text:list-item>
          </text:list>
          <text:p text:style-name="P8"><text:span text:style-name="Strong_20_Emphasis"><text:span text:style-name="T1">Investigation and Visualization</text:span></text:span></text:p>
          <text:list>
            <text:list-item>
              <text:p text:style-name="P8"><text:span text:style-name="Strong_20_Emphasis"><text:span text:style-name="T1">Workbooks</text:span></text:span><text:span text:style-name="T2"> provide customizable dashboards with KQL queries for visual insights.</text:span></text:p>
            </text:list-item>
            <text:list-item>
              <text:p text:style-name="P8"><text:span text:style-name="Strong_20_Emphasis"><text:span text:style-name="T1">Hunting queries</text:span></text:span><text:span text:style-name="T2"> allow proactive manual searches for suspicious activity using KQL.</text:span></text:p>
            </text:list-item>
            <text:list-item>
              <text:p text:style-name="P8"><text:span text:style-name="Strong_20_Emphasis"><text:span text:style-name="T1">Notebooks</text:span></text:span><text:span text:style-name="T2"> enable data science/machine learning investigations using languages like Python.</text:span></text:p>
            </text:list-item>
          </text:list>
        </text:list-header>
        <text:list-item>
          <text:p text:style-name="P8"><text:span text:style-name="Strong_20_Emphasis"><text:span text:style-name="T1">Threat Intelligence Integration</text:span></text:span></text:p>
          <text:list>
            <text:list-item>
              <text:p text:style-name="P9"><text:soft-page-break/>Supports ingestion of threat intel feeds in TAXII format to enrich detection with known bad indicators.</text:p>
            </text:list-item>
          </text:list>
        </text:list-item>
      </text:list>
      <text:p text:style-name="Horizontal_20_Line"/>
      <text:h text:style-name="P5" text:outline-level="3">Pricing and Licensing Not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>Service</text:p>
            </table:table-cell>
            <table:table-cell table:style-name="Table2.A1" office:value-type="string">
              <text:p text:style-name="P10">Pricing Model</text:p>
            </table:table-cell>
            <table:table-cell table:style-name="Table2.A1" office:value-type="string">
              <text:p text:style-name="P10">Notes</text:p>
            </table:table-cell>
          </table:table-row>
        </table:table-header-rows>
        <table:table-row>
          <table:table-cell table:style-name="Table2.A2" office:value-type="string">
            <text:p text:style-name="P11">Azure Security Center (Free)</text:p>
          </table:table-cell>
          <table:table-cell table:style-name="Table2.A2" office:value-type="string">
            <text:p text:style-name="P11">Included with Azure subscription</text:p>
          </table:table-cell>
          <table:table-cell table:style-name="Table2.A2" office:value-type="string">
            <text:p text:style-name="P11">Continuous assessment and recommendations only.</text:p>
          </table:table-cell>
        </table:table-row>
        <table:table-row>
          <table:table-cell table:style-name="Table2.A2" office:value-type="string">
            <text:p text:style-name="P11">Azure Defender</text:p>
          </table:table-cell>
          <table:table-cell table:style-name="Table2.A2" office:value-type="string">
            <text:p text:style-name="P11">Pay-per-resource/month</text:p>
          </table:table-cell>
          <table:table-cell table:style-name="Table2.A2" office:value-type="string">
            <text:p text:style-name="P11">Charges based on protected resource types and counts.</text:p>
          </table:table-cell>
        </table:table-row>
        <table:table-row>
          <table:table-cell table:style-name="Table2.A2" office:value-type="string">
            <text:p text:style-name="P11">Azure Sentinel</text:p>
          </table:table-cell>
          <table:table-cell table:style-name="Table2.A2" office:value-type="string">
            <text:p text:style-name="P11">Pay for data ingestion &amp; retention</text:p>
          </table:table-cell>
          <table:table-cell table:style-name="Table2.A2" office:value-type="string">
            <text:p text:style-name="P12">Costs vary with volume of logs ingested and stored.</text:p>
          </table:table-cell>
        </table:table-row>
      </table:table>
      <text:h text:style-name="P5" text:outline-level="3">Key Insights and Conclusions</text:h>
      <text:list text:style-name="L4">
        <text:list-item>
          <text:p text:style-name="P13"><text:span text:style-name="Strong_20_Emphasis"><text:span text:style-name="T1">Azure Security Center is primarily a proactive tool</text:span></text:span><text:span text:style-name="T2"> focusing on </text:span><text:span text:style-name="Strong_20_Emphasis"><text:span text:style-name="T1">configuration assessment, compliance, and remediation</text:span></text:span><text:span text:style-name="T2"> using Azure Policy and secure score metrics.</text:span></text:p>
        </text:list-item>
        <text:list-item>
          <text:p text:style-name="P13"><text:span text:style-name="Strong_20_Emphasis"><text:span text:style-name="T1">Azure Defender enhances ASC with runtime protection, threat detection, and alerting</text:span></text:span><text:span text:style-name="T2"> across a broad range of Azure services and workloads.</text:span></text:p>
        </text:list-item>
        <text:list-item>
          <text:p text:style-name="P13"><text:span text:style-name="Strong_20_Emphasis"><text:span text:style-name="T1">Azure Sentinel complements ASC/Defender by providing a broad, centralized SIEM and SOAR solution</text:span></text:span><text:span text:style-name="T2">, aggregating signals from diverse sources for advanced detection, investigation, and automated response.</text:span></text:p>
        </text:list-item>
        <text:list-item>
          <text:p text:style-name="P13"><text:span text:style-name="T2">The integration of ASC, Defender, and Sentinel allows organizations to implement </text:span><text:span text:style-name="Strong_20_Emphasis"><text:span text:style-name="T1">multi-layered defense-in-depth strategies</text:span></text:span><text:span text:style-name="T2">, combining proactive configuration management with reactive threat detection and automated remediation.</text:span></text:p>
        </text:list-item>
        <text:list-item>
          <text:p text:style-name="P13"><text:span text:style-name="Strong_20_Emphasis"><text:span text:style-name="T1">Logic Apps play a central role in automation</text:span></text:span><text:span text:style-name="T2"> across both ASC (workflow automations) and Sentinel (playbooks).</text:span></text:p>
        </text:list-item>
        <text:list-item>
          <text:p text:style-name="P13"><text:span text:style-name="T2">Azure Sentinel’s extensive connectors, machine learning capabilities, and threat intelligence make it suitable for enterprises needing </text:span><text:span text:style-name="Strong_20_Emphasis"><text:span text:style-name="T1">comprehensive detection and response across hybrid and multi-cloud environments</text:span></text:span><text:span text:style-name="T2">.</text:span></text:p>
        </text:list-item>
        <text:list-item>
          <text:p text:style-name="P13"><text:span text:style-name="T2">The solution stack scales from </text:span><text:span text:style-name="Strong_20_Emphasis"><text:span text:style-name="T1">free baseline security assessment (ASC)</text:span></text:span><text:span text:style-name="T2"> to </text:span><text:span text:style-name="Strong_20_Emphasis"><text:span text:style-name="T1">paid advanced protection (Defender)</text:span></text:span><text:span text:style-name="T2"> and </text:span><text:span text:style-name="Strong_20_Emphasis"><text:span text:style-name="T1">enterprise-grade SIEM/SOAR (Sentinel)</text:span></text:span><text:span text:style-name="T2">, allowing organizations to adopt according to their security maturity and budg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8:37:35.949126800</meta:creation-date>
    <dc:date>2026-01-14T21:33:28.991986300</dc:date>
    <meta:editing-duration>PT44M59S</meta:editing-duration>
    <meta:editing-cycles>8</meta:editing-cycles>
    <meta:generator>LibreOffice/25.8.4.2$Windows_X86_64 LibreOffice_project/290daaa01b999472f0c7a3890eb6a550fd74c6df</meta:generator>
    <meta:document-statistic meta:table-count="1" meta:image-count="0" meta:object-count="0" meta:page-count="4" meta:paragraph-count="85" meta:word-count="1048" meta:character-count="7485" meta:non-whitespace-character-count="6584"/>
  </office:meta>
</office:document-meta>
</file>